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4115" officeooo:paragraph-rsid="0008411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4115" officeooo:paragraph-rsid="0008411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84115" officeooo:paragraph-rsid="0008411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292b" officeooo:paragraph-rsid="0009292b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93cd" officeooo:paragraph-rsid="000b93c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0151" officeooo:paragraph-rsid="000d0151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e u Netze</text:p>
      <text:list xml:id="list717500749929253841" text:style-name="L1">
        <text:list-header>
          <text:p text:style-name="P2">Dieses Jahr:</text:p>
        </text:list-header>
        <text:list-item>
          <text:p text:style-name="P3">Wiederholung</text:p>
        </text:list-item>
        <text:list-item>
          <text:p text:style-name="P3">Serversysteme </text:p>
          <text:list>
            <text:list-item>
              <text:p text:style-name="P3">DHCP</text:p>
            </text:list-item>
            <text:list-item>
              <text:p text:style-name="P3">DNS</text:p>
            </text:list-item>
            <text:list-item>
              <text:p text:style-name="P4">Fileserver</text:p>
            </text:list-item>
            <text:list-item>
              <text:p text:style-name="P4">Webserver</text:p>
            </text:list-item>
          </text:list>
        </text:list-item>
        <text:list-item>
          <text:p text:style-name="P4">Virtualisierung</text:p>
          <text:list>
            <text:list-item>
              <text:p text:style-name="P4">VMWare (ESXi)</text:p>
            </text:list-item>
            <text:list-item>
              <text:p text:style-name="P5">HyperV</text:p>
            </text:list-item>
            <text:list-item>
              <text:p text:style-name="P5">Proxmox</text:p>
            </text:list-item>
          </text:list>
        </text:list-item>
        <text:list-item>
          <text:p text:style-name="P5">Sicherheit</text:p>
          <text:list>
            <text:list-item>
              <text:p text:style-name="P5">Public Key Infrastructure/Zertifikat</text:p>
            </text:list-item>
            <text:list-item>
              <text:p text:style-name="P6">Firewall/Demilitarized zone (DMZ)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28:06.527768727</meta:creation-date>
    <dc:date>2016-09-06T11:11:53.701301388</dc:date>
    <meta:editing-duration>PT2M5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38" meta:character-count="214" meta:non-whitespace-character-count="205"/>
  </office:meta>
</office:document-meta>
</file>